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Filter.Character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Filter.remove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racterFilter.has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Filter.addAttribute( String name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Filter.process( String to_proce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racterFilter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